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80000007E2ABA4F6E6BCE07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6cf" officeooo:paragraph-rsid="000d16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Write a program to count the number of vowels and consonants in a string using</text:p>
      <text:p text:style-name="P1">pointers.</text:p>
      <text:p text:style-name="Standard"/>
      <text:p text:style-name="P1">Code:</text:p>
      <text:p text:style-name="Standard">#include &lt;stdio.h&gt;</text:p>
      <text:p text:style-name="Standard"/>
      <text:p text:style-name="Standard">int main() {</text:p>
      <text:p text:style-name="Standard"><text:s text:c="4"/>char str[100];</text:p>
      <text:p text:style-name="Standard"><text:s text:c="4"/>char *p;</text:p>
      <text:p text:style-name="Standard"><text:s text:c="4"/>int vowels = 0, consonants = 0;</text:p>
      <text:p text:style-name="Standard"/>
      <text:p text:style-name="Standard"><text:s text:c="4"/>printf("Enter a string: ");</text:p>
      <text:p text:style-name="Standard"><text:s text:c="4"/>fgets(str, sizeof(str), stdin);</text:p>
      <text:p text:style-name="Standard"/>
      <text:p text:style-name="Standard"><text:s text:c="4"/>p = str; <text:s text:c="2"/></text:p>
      <text:p text:style-name="Standard"><text:s text:c="4"/>while (*p != '\0') {</text:p>
      <text:p text:style-name="Standard"><text:s text:c="8"/>if ((*p &gt;= 'A' &amp;&amp; *p &lt;= 'Z') || (*p &gt;= 'a' &amp;&amp; *p &lt;= 'z')) {</text:p>
      <text:p text:style-name="Standard"><text:s text:c="8"/>if (*p == 'A' || *p == 'E' || *p == 'I' || *p == 'O' || *p == 'U' ||</text:p>
      <text:p text:style-name="Standard"><text:s text:c="11"/>*p == 'a' || *p == 'e' || *p == 'i' || *p == 'o' || *p == 'u')</text:p>
      <text:p text:style-name="Standard"><text:s text:c="12"/>vowels++;</text:p>
      <text:p text:style-name="Standard"><text:s text:c="8"/>else</text:p>
      <text:p text:style-name="Standard"><text:s text:c="12"/>consonants++;</text:p>
      <text:p text:style-name="Standard"><text:s text:c="8"/>}</text:p>
      <text:p text:style-name="Standard"><text:s text:c="8"/>p++; <text:s/></text:p>
      <text:p text:style-name="Standard"><text:s text:c="4"/>}</text:p>
      <text:p text:style-name="Standard"/>
      <text:p text:style-name="Standard"><text:s text:c="4"/>printf("Number of vowels: %d\n", vowels);</text:p>
      <text:p text:style-name="Standard"><text:s text:c="4"/>printf("Number of consonants: %d\n", consonants);</text:p>
      <text:p text:style-name="Standard"/>
      <text:p text:style-name="Standard"><text:s text:c="4"/>return 0;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5.937cm" svg:height="2.443cm" draw:z-index="0"><draw:image xlink:href="Pictures/10000001000004C80000007E2ABA4F6E6BCE07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11:03.523371579</meta:creation-date>
    <dc:date>2026-01-07T10:12:20.791441217</dc:date>
    <meta:editing-duration>PT1M17S</meta:editing-duration>
    <meta:editing-cycles>1</meta:editing-cycles>
    <meta:document-statistic meta:table-count="0" meta:image-count="1" meta:object-count="0" meta:page-count="1" meta:paragraph-count="26" meta:word-count="125" meta:character-count="715" meta:non-whitespace-character-count="492"/>
    <meta:generator>LibreOffice/7.3.7.2$Linux_X86_64 LibreOffice_project/30$Build-2</meta:generator>
  </office:meta>
</office:document-meta>
</file>